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00000017E2935F3A35D064696.png" manifest:media-type="image/png"/>
  <manifest:file-entry manifest:full-path="Pictures/100000010000022A000000FF2CFEE2B58C2FC936.png" manifest:media-type="image/png"/>
  <manifest:file-entry manifest:full-path="Pictures/10000001000002DB000001489A364425708304E8.png" manifest:media-type="image/png"/>
  <manifest:file-entry manifest:full-path="Pictures/10000001000002B70000013107008FF06257F67D.png" manifest:media-type="image/png"/>
  <manifest:file-entry manifest:full-path="Pictures/100000010000019E0000008657AE649C4BC70A3E.png" manifest:media-type="image/png"/>
  <manifest:file-entry manifest:full-path="Pictures/10000001000002FF000000BFF8332BF579CAF58F.png" manifest:media-type="image/png"/>
  <manifest:file-entry manifest:full-path="Pictures/10000001000002FF000000BF3C0637475AA77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86cm" fo:min-width="22.06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9.351cm" fo:min-width="22.06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4.484cm" fo:min-width="22.06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16.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567cm" svg:height="6.11cm" svg:x="0.273cm" svg:y="1.3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854cm" svg:height="5.788cm" svg:x="0.576cm" svg:y="1.6cm">
          <draw:image xlink:href="Pictures/10000001000002FF000000BF3C0637475AA77F9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3" draw:text-style-name="P1" draw:layer="layout" svg:width="22.567cm" svg:height="9.601cm" svg:x="2.96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854cm" svg:height="5.788cm" svg:x="3.417cm" svg:y="1.153cm">
          <draw:image xlink:href="Pictures/10000001000002FF000000BFF8332BF579CAF58F.png" xlink:type="simple" xlink:show="embed" xlink:actuate="onLoad" draw:mime-type="image/png">
            <text:p/>
          </draw:image>
        </draw:frame>
        <draw:frame draw:style-name="gr2" draw:text-style-name="P2" draw:layer="layout" svg:width="11.796cm" svg:height="4.059cm" svg:x="8.567cm" svg:y="5.976cm">
          <draw:image xlink:href="Pictures/100000010000019E0000008657AE649C4BC70A3E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1" draw:layer="layout" svg:width="22.567cm" svg:height="14.734cm" svg:x="5.08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88cm" svg:height="8.069cm" svg:x="7.1cm" svg:y="1.71cm">
          <draw:image xlink:href="Pictures/10000001000002B70000013107008FF06257F67D.png" xlink:type="simple" xlink:show="embed" xlink:actuate="onLoad" draw:mime-type="image/png">
            <text:p/>
          </draw:image>
        </draw:frame>
        <draw:frame draw:style-name="gr2" draw:text-style-name="P2" draw:layer="layout" svg:width="11.815cm" svg:height="5.301cm" svg:x="10.121cm" svg:y="9.398cm">
          <draw:image xlink:href="Pictures/10000001000002DB000001489A364425708304E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5" draw:text-style-name="P1" draw:layer="layout" svg:width="16.51cm" svg:height="12.954cm" svg:x="0.254cm" svg:y="2.62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657cm" svg:height="6.746cm" svg:x="0.635cm" svg:y="3.256cm">
          <draw:image xlink:href="Pictures/100000010000022A000000FF2CFEE2B58C2FC936.png" xlink:type="simple" xlink:show="embed" xlink:actuate="onLoad" draw:mime-type="image/png">
            <text:p/>
          </draw:image>
        </draw:frame>
        <draw:frame draw:style-name="gr2" draw:text-style-name="P2" draw:layer="layout" svg:width="9.087cm" svg:height="5.863cm" svg:x="3.862cm" svg:y="9.367cm">
          <draw:image xlink:href="Pictures/10000001000002500000017E2935F3A35D06469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8:14:58.206442857</meta:creation-date>
    <dc:date>2024-07-23T08:21:55.168760660</dc:date>
    <meta:editing-duration>PT6M57S</meta:editing-duration>
    <meta:editing-cycles>2</meta:editing-cycles>
    <meta:generator>LibreOffice/7.3.7.2$Linux_X86_64 LibreOffice_project/30$Build-2</meta:generator>
    <meta:document-statistic meta:object-count="11"/>
  </office:meta>
</office:document-meta>
</file>